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4.07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394cm" fo:min-width="4.07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6.1cm" fo:min-width="6.10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36cm" fo:min-width="6.104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658cm" svg:y1="0.508cm" svg:x2="17.658cm" svg:y2="16.51cm">
          <text:p/>
        </draw:line>
        <draw:custom-shape draw:style-name="gr2" draw:text-style-name="P3" draw:layer="layout" svg:width="4.572cm" svg:height="3.556cm" svg:x="0.716cm" svg:y="1.27cm">
          <text:p text:style-name="P2"><text:span text:style-name="T1">net_de</text:span><text:span text:style-name="T1">vice</text:span></text:p>
          <text:p text:style-name="P2"><text:span text:style-name="T1">(eth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72cm" svg:height="5.644cm" svg:x="0.716cm" svg:y="4.77cm">
          <text:p text:style-name="P2"><text:span text:style-name="T1">n</text:span><text:span text:style-name="T1">e</text:span><text:span text:style-name="T1">tf</text:span><text:span text:style-name="T1">r</text:span><text:span text:style-name="T1">o</text:span><text:span text:style-name="T1">n</text:span><text:span text:style-name="T1">t</text:span><text:span text:style-name="T1">_</text:span><text:span text:style-name="T1">i</text:span><text:span text:style-name="T1">n</text:span><text:span text:style-name="T1">f</text:span><text:span text:style-name="T1">o</text:span></text:p>
          <text:list text:style-name="L1">
            <text:list-item>
              <text:p text:style-name="P4"><text:span text:style-name="T2">*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7.32cm" svg:y="0.762cm">
          <text:p text:style-name="P2"><text:span text:style-name="T1">netfront_queue 0</text:span></text:p>
          <text:list text:style-name="L1">
            <text:list-item>
              <text:p text:style-name="P4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7.32cm" svg:y="7.062cm">
          <text:p text:style-name="P2"><text:span text:style-name="T1">netfront_queue 1</text:span></text:p>
          <text:list text:style-name="L1">
            <text:list-item>
              <text:p text:style-name="P4"><text:span text:style-name="T2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2.386cm" svg:x="7.32cm" svg:y="13.362cm">
          <text:p text:style-name="P6"><text:span text:style-name="T1">… </text:span><text:span text:style-name="T1">...</text:span></text:p>
          <text:p text:style-name="P6"><text:span text:style-name="T1">netfront_queue 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8cm" svg:y1="7.874cm" svg:x2="7.32cm" svg:y2="0.762cm">
          <text:p/>
        </draw:line>
        <draw:custom-shape draw:style-name="gr2" draw:text-style-name="P3" draw:layer="layout" svg:width="4.572cm" svg:height="3.556cm" svg:x="30.316cm" svg:y="1.27cm">
          <text:p text:style-name="P2"><text:span text:style-name="T1">net_device</text:span></text:p>
          <text:p text:style-name="P2"><text:span text:style-name="T1">(vif2.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72cm" svg:height="5.644cm" svg:x="30.316cm" svg:y="4.77cm">
          <text:p text:style-name="P2"><text:span text:style-name="T1">xenvif</text:span></text:p>
          <text:list text:style-name="L1">
            <text:list-item>
              <text:p text:style-name="P4"><text:span text:style-name="T2">* queu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21.42cm" svg:y="0.762cm">
          <text:p text:style-name="P2"><text:span text:style-name="T1">netfront_queue 0</text:span></text:p>
          <text:list text:style-name="L1">
            <text:list-item>
              <text:p text:style-name="P4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21.42cm" svg:y="7.062cm">
          <text:p text:style-name="P2"><text:span text:style-name="T1">netfront_queue 1</text:span></text:p>
          <text:list text:style-name="L1">
            <text:list-item>
              <text:p text:style-name="P4"><text:span text:style-name="T2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2.386cm" svg:x="21.42cm" svg:y="13.362cm">
          <text:p text:style-name="P6"><text:span text:style-name="T1">… </text:span><text:span text:style-name="T1">...</text:span></text:p>
          <text:p text:style-name="P6"><text:span text:style-name="T1">netfront_queue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7T16:26:14.571465928</dc:date>
    <meta:editing-duration>PT2H34M13S</meta:editing-duration>
    <meta:editing-cycles>183</meta:editing-cycles>
    <meta:generator>LibreOffice/5.1.4.2$Linux_X86_64 LibreOffice_project/10m0$Build-2</meta:generator>
    <meta:document-statistic meta:object-count="35"/>
  </office:meta>
</office:document-meta>
</file>